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text-properties style:font-name="Gentium Basic" style:text-underline-style="solid" style:text-underline-width="auto" style:text-underline-color="font-color"/>
    </style:style>
    <style:style style:name="P3" style:family="paragraph" style:parent-style-name="Standard">
      <style:text-properties style:font-name="Gentium Basic" style:text-underline-style="none"/>
    </style:style>
    <style:style style:name="P4" style:family="paragraph" style:parent-style-name="Standard">
      <style:text-properties style:font-name="Gentium Basic" style:text-underline-style="none" officeooo:rsid="001e08fb" officeooo:paragraph-rsid="001e08fb"/>
    </style:style>
    <style:style style:name="P5" style:family="paragraph" style:parent-style-name="Standard">
      <style:text-properties style:font-name="Gentium Basic" style:text-underline-style="none" officeooo:rsid="00243f74" officeooo:paragraph-rsid="00243f74"/>
    </style:style>
    <style:style style:name="P6" style:family="paragraph" style:parent-style-name="Standard" style:list-style-name="L1">
      <style:text-properties style:font-name="Gentium Basic" style:text-underline-style="none" officeooo:rsid="00243f74" officeooo:paragraph-rsid="00243f74"/>
    </style:style>
    <style:style style:name="P7" style:family="paragraph" style:parent-style-name="Standard" style:list-style-name="L2">
      <style:text-properties style:font-name="Gentium Basic" style:text-underline-style="none" officeooo:rsid="00272c09" officeooo:paragraph-rsid="00272c09"/>
    </style:style>
    <style:style style:name="P8" style:family="paragraph" style:parent-style-name="Standard" style:list-style-name="L1">
      <style:text-properties style:font-name="Gentium Basic" officeooo:paragraph-rsid="001e08fb"/>
    </style:style>
    <style:style style:name="P9" style:family="paragraph" style:parent-style-name="Standard">
      <style:text-properties style:font-name="Gentium Basic" officeooo:rsid="00243f74" officeooo:paragraph-rsid="00243f74"/>
    </style:style>
    <style:style style:name="P10" style:family="paragraph" style:parent-style-name="Table_20_Contents">
      <style:text-properties fo:color="#000000" style:font-name="Gentium Basic" officeooo:rsid="001e08fb" officeooo:paragraph-rsid="001e08fb"/>
    </style:style>
    <style:style style:name="P11" style:family="paragraph" style:parent-style-name="Table_20_Contents">
      <style:text-properties fo:color="#000000" style:font-name="Gentium Basic" officeooo:rsid="001e08fb" officeooo:paragraph-rsid="001e08fb" fo:background-color="transparent"/>
    </style:style>
    <style:style style:name="P12" style:family="paragraph" style:parent-style-name="Table_20_Contents">
      <style:text-properties style:font-name="Gentium Basic"/>
    </style:style>
    <style:style style:name="P13" style:family="paragraph" style:parent-style-name="Table_20_Contents">
      <style:text-properties style:font-name="Gentium Basic" officeooo:rsid="001e08fb" officeooo:paragraph-rsid="001e08fb"/>
    </style:style>
    <style:style style:name="P14" style:family="paragraph" style:parent-style-name="Table_20_Contents">
      <style:text-properties style:font-name="Gentium Basic" officeooo:rsid="00256e02" officeooo:paragraph-rsid="00256e02"/>
    </style:style>
    <style:style style:name="T1" style:family="text">
      <style:text-properties officeooo:rsid="001e08fb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e08fb"/>
    </style:style>
    <style:style style:name="T4" style:family="text">
      <style:text-properties style:text-underline-style="none" officeooo:rsid="002339ec"/>
    </style:style>
    <style:style style:name="T5" style:family="text">
      <style:text-properties style:text-underline-style="none" officeooo:rsid="00243f74"/>
    </style:style>
    <style:style style:name="T6" style:family="text">
      <style:text-properties style:text-underline-style="none" officeooo:rsid="00272c09"/>
    </style:style>
    <style:style style:name="T7" style:family="text">
      <style:text-properties officeooo:rsid="002920be"/>
    </style:style>
    <style:style style:name="T8" style:family="text">
      <style:text-properties officeooo:rsid="002a8948"/>
    </style:style>
    <style:style style:name="T9" style:family="text">
      <style:text-properties officeooo:rsid="002bff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7"/><text:span text:style-name="T1">Software Engineering</text:span></text:p>
      <text:p text:style-name="P1"><text:s text:c="65"/><text:span text:style-name="T1">Team -02</text:span></text:p>
      <text:p text:style-name="P1"><text:s text:c="62"/><text:span text:style-name="T1">(ninEgineers)</text:span></text:p>
      <text:p text:style-name="P1"/>
      <text:p text:style-name="P1"/>
      <text:p text:style-name="P1"><text:s text:c="50"/><text:span text:style-name="T1">MINUTES OF THE MEETING</text:span></text:p>
      <text:p text:style-name="P2"><text:s text:c="164"/></text:p>
      <text:p text:style-name="P3"/>
      <text:p text:style-name="P4">The following is an account of the minutes taken at the team meeting held between <text:span text:style-name="T8">2pm</text:span>and <text:span text:style-name="T8">3pm</text:span></text:p>
      <text:p text:style-name="P4">on <text:span text:style-name="T8">26/08/2015</text:span> at <text:span text:style-name="T9">college classroom</text:span>.</text:p>
      <text:p text:style-name="P4"/>
      <text:p text:style-name="P4"/>
      <text:p text:style-name="P4"/>
      <text:p text:style-name="P4"/>
      <text:p text:style-name="P4">The following members of the team were present in the meeting.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Team Leader</text:p>
          </table:table-cell>
          <table:table-cell table:style-name="Table1.B1" office:value-type="string">
            <text:p text:style-name="P13">Murtuza <text:span text:style-name="T9">B</text:span>ohra</text:p>
          </table:table-cell>
        </table:table-row>
        <table:table-row>
          <table:table-cell table:style-name="Table1.A2" office:value-type="string">
            <text:p text:style-name="P10">Team Members</text:p>
          </table:table-cell>
          <table:table-cell table:style-name="Table1.B2" office:value-type="string">
            <text:p text:style-name="P14">Manu Sharma</text:p>
            <text:p text:style-name="P14">Shalinee Singh</text:p>
            <text:p text:style-name="P14">Yash Chaubey</text:p>
            <text:p text:style-name="P14">Ajay Shewale</text:p>
            <text:p text:style-name="P14">Rahul Nalawade</text:p>
            <text:p text:style-name="P14">Abhijeet Singh Panwar</text:p>
            <text:p text:style-name="P14">Sameer Bhati</text:p>
            <text:p text:style-name="P14">Nitin Kumar Singh</text:p>
          </table:table-cell>
        </table:table-row>
      </table:table>
      <text:p text:style-name="P4"><text:s/></text:p>
      <text:p text:style-name="P4"/>
      <text:p text:style-name="P4"/>
      <text:p text:style-name="P4">The following members of the team were absent in the meeting.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<text:s text:c="26"/>Name</text:p>
          </table:table-cell>
          <table:table-cell table:style-name="Table2.B1" office:value-type="string">
            <text:p text:style-name="P13"><text:s text:c="31"/>ID</text:p>
          </table:table-cell>
        </table:table-row>
        <table:table-row>
          <table:table-cell table:style-name="Table2.A2" office:value-type="string">
            <text:p text:style-name="P12"><text:s text:c="27"/>-</text:p>
          </table:table-cell>
          <table:table-cell table:style-name="Table2.B2" office:value-type="string">
            <text:p text:style-name="P12"><text:s text:c="32"/>-</text:p>
          </table:table-cell>
        </table:table-row>
      </table:table>
      <text:p text:style-name="P4"/>
      <text:p text:style-name="P4"/>
      <text:p text:style-name="P4">Minute Recorder:</text:p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Name</text:p>
          </table:table-cell>
          <table:table-cell table:style-name="Table3.B1" office:value-type="string">
            <text:p text:style-name="P11">ID</text:p>
          </table:table-cell>
        </table:table-row>
        <table:table-row>
          <table:table-cell table:style-name="Table3.A2" office:value-type="string">
            <text:p text:style-name="P13">Nitin kumar Singh</text:p>
          </table:table-cell>
          <table:table-cell table:style-name="Table3.B2" office:value-type="string">
            <text:p text:style-name="P13">201352006</text:p>
          </table:table-cell>
        </table:table-row>
      </table:table>
      <text:p text:style-name="P4"/>
      <text:p text:style-name="P4"/>
      <text:p text:style-name="P5"/>
      <text:p text:style-name="P4">Agenda of the meeting:</text:p>
      <text:list xml:id="list2589362281025755487" text:style-name="L1">
        <text:list-item>
          <text:p text:style-name="P8"><text:span text:style-name="T4">To </text:span><text:span text:style-name="T3"><text:s/></text:span><text:span text:style-name="T5">discuss and come up with a project topic </text:span><text:span text:style-name="T6">and start its feasability check.</text:span></text:p>
          <text:p text:style-name="P6"><text:s/></text:p>
        </text:list-item>
      </text:list>
      <text:p text:style-name="P9"/>
      <text:p text:style-name="P9"><text:span text:style-name="T2">Conclusion:</text:span></text:p>
      <text:list xml:id="list7924496232468856514" text:style-name="L2">
        <text:list-item>
          <text:p text:style-name="P7">Didn't reached to <text:s/>any conclusion regarding the project topic.</text:p>
        </text:list-item>
        <text:list-item>
          <text:p text:style-name="P7">Prepared a list of <text:span text:style-name="T7">projects topics that we discussed within ourselve , to discuss with our mentors to finalise 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11-16T08:29:17.459666178</dc:date>
    <meta:editing-duration>PT5M15S</meta:editing-duration>
    <meta:editing-cycles>8</meta:editing-cycles>
    <meta:generator>LibreOffice/4.2.8.2$Linux_X86_64 LibreOffice_project/420m0$Build-2</meta:generator>
    <meta:document-statistic meta:table-count="3" meta:image-count="0" meta:object-count="0" meta:page-count="1" meta:paragraph-count="36" meta:word-count="141" meta:character-count="1324" meta:non-whitespace-character-count="702"/>
  </office:meta>
</office:document-meta>
</file>